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row table:style-name="ro1">
          <table:table-cell/>
          <table:table-cell/>
          <table:table-cell office:value-type="string">
            <text:p>wK</text:p>
          </table:table-cell>
          <table:table-cell/>
          <table:table-cell/>
          <table:table-cell/>
          <table:table-cell/>
          <table:table-cell office:value-type="string">
            <text:p>wR</text:p>
          </table:table-cell>
          <table:table-cell/>
          <table:table-cell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/>
          <table:table-cell/>
          <table:table-cell/>
          <table:table-cell office:value-type="string">
            <text:p>wp</text:p>
          </table:table-cell>
          <table:table-cell office:value-type="string" calcext:value-type="string">
            <text:p>wp</text:p>
          </table:table-cell>
          <table:table-cell/>
          <table:table-cell table:style-name="ce24"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 office:value-type="string">
            <text:p>wN</text:p>
          </table:table-cell>
          <table:table-cell/>
          <table:table-cell/>
          <table:table-cell office:value-type="string">
            <text:p>wB</text:p>
          </table:table-cell>
          <table:table-cell/>
          <table:table-cell/>
          <table:table-cell/>
          <table:table-cell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 office:value-type="string">
            <text:p>w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p</text:p>
          </table:table-cell>
          <table:table-cell/>
          <table:table-cell office:value-type="string">
            <text:p>bp</text:p>
          </table:table-cell>
          <table:table-cell/>
          <table:table-cell office:value-type="string">
            <text:p>bp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office:value-type="string">
            <text:p>bB</text:p>
          </table:table-cell>
          <table:table-cell/>
          <table:table-cell office:value-type="string">
            <text:p>wR</text:p>
          </table:table-cell>
          <table:table-cell office:value-type="string">
            <text:p>bN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 calcext:value-type="string">
            <text:p>b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R</text:p>
          </table:table-cell>
          <table:table-cell/>
          <table:table-cell/>
          <table:table-cell/>
          <table:table-cell/>
          <table:table-cell office:value-type="string">
            <text:p>bR</text:p>
          </table:table-cell>
          <table:table-cell office:value-type="string">
            <text:p>bK</text:p>
          </table:table-cell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40"/>
          <table:table-cell table:style-name="ce45"/>
          <table:table-cell table:style-name="ce45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4-01-07T22:35:45.852334</dc:date>
    <meta:editing-duration>PT4H40M45S</meta:editing-duration>
    <meta:editing-cycles>13343</meta:editing-cycles>
    <meta:generator>http://pypi.python.org/pypi/ezodf/0.1.0$Python3.10.7 (tags/v3.10.7:6cc6b13, Sep  5 2022, 14:08:36) [MSC v.1933 64 bit (AMD64)]</meta:generator>
    <meta:document-statistic meta:table-count="1" meta:cell-count="53" meta:object-count="0"/>
  </office:meta>
</office:document-meta>
</file>